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1.75cm" fo:min-width="5.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2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4.6cm"/>
    </style:style>
    <style:style style:name="gr4" style:family="graphic" style:parent-style-name="standard">
      <style:graphic-properties svg:stroke-color="#000000" draw:fill-color="#99ff99" draw:textarea-horizontal-align="justify" draw:textarea-vertical-align="middle" draw:auto-grow-height="false" fo:min-height="6.15cm" fo:min-width="9.3cm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svg:stroke-color="#000000" draw:fill-color="#66ffff" draw:textarea-horizontal-align="justify" draw:textarea-vertical-align="middle" draw:auto-grow-height="false" fo:min-height="1.55cm" fo:min-width="3.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2.9cm"/>
    </style:style>
    <style:style style:name="gr8" style:family="graphic" style:parent-style-name="standard">
      <style:graphic-properties svg:stroke-color="#000000" draw:fill-color="#99ff99" draw:textarea-horizontal-align="justify" draw:textarea-vertical-align="middle" draw:auto-grow-height="false" fo:min-height="1.95cm" fo:min-width="4.2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371cm"/>
    </style:style>
    <style:style style:name="gr11" style:family="graphic" style:parent-style-name="standard">
      <style:graphic-properties svg:stroke-color="#000000" draw:fill-color="#ff9900" draw:textarea-horizontal-align="justify" draw:textarea-vertical-align="middle" draw:auto-grow-height="false" fo:min-height="1.35cm" fo:min-width="5cm"/>
    </style:style>
    <style:style style:name="gr12" style:family="graphic" style:parent-style-name="standard">
      <style:graphic-properties svg:stroke-color="#000000" draw:fill-color="#99ff99" draw:textarea-horizontal-align="justify" draw:textarea-vertical-align="middle" draw:auto-grow-height="false" fo:min-height="9.55cm" fo:min-width="9.1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svg:stroke-color="#000000" draw:fill-color="#66ffff" draw:textarea-horizontal-align="justify" draw:textarea-vertical-align="middle" draw:auto-grow-height="false" fo:min-height="1.55cm" fo:min-width="8.5cm"/>
    </style:style>
    <style:style style:name="gr15" style:family="graphic" style:parent-style-name="standard">
      <style:graphic-properties draw:stroke="none" svg:stroke-color="#000000" draw:fill="none" draw:fill-color="#ffffff" fo:min-height="3.05cm"/>
    </style:style>
    <style:style style:name="gr16" style:family="graphic" style:parent-style-name="standard">
      <style:graphic-properties svg:stroke-color="#000000" draw:fill-color="#ff9900" draw:textarea-horizontal-align="justify" draw:textarea-vertical-align="middle" draw:auto-grow-height="false" fo:min-height="1.35cm" fo:min-width="4.3cm"/>
    </style:style>
    <style:style style:name="gr17" style:family="graphic" style:parent-style-name="standard">
      <style:graphic-properties draw:stroke="none" svg:stroke-color="#000000" draw:fill="none" draw:fill-color="#ffffff" fo:min-height="2.845cm"/>
    </style:style>
    <style:style style:name="gr18" style:family="graphic" style:parent-style-name="standard">
      <style:graphic-properties svg:stroke-color="#000000" draw:fill-color="#99ff99" draw:textarea-horizontal-align="justify" draw:textarea-vertical-align="middle" draw:auto-grow-height="false" fo:min-height="12.25cm" fo:min-width="9.3cm"/>
    </style:style>
    <style:style style:name="gr19" style:family="graphic" style:parent-style-name="standard">
      <style:graphic-properties svg:stroke-color="#000000" draw:fill-color="#ff9900" draw:textarea-horizontal-align="justify" draw:textarea-vertical-align="middle" draw:auto-grow-height="false" fo:min-height="1.75cm" fo:min-width="5cm"/>
    </style:style>
    <style:style style:name="gr20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0.55cm" fo:min-width="2.9cm"/>
    </style:style>
    <style:style style:name="gr21" style:family="graphic" style:parent-style-name="standard">
      <style:graphic-properties draw:stroke="none" svg:stroke-color="#000000" draw:fill="none" draw:fill-color="#ffffff" fo:min-height="4.267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99ff99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66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99ff99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ff6600" fo:font-size="10pt" style:font-size-asian="10pt" style:font-size-complex="10pt"/>
    </style:style>
    <style:style style:name="P10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pology_home_simple" draw:style-name="dp1" draw:master-page-name="Default">
        <draw:custom-shape draw:style-name="gr1" draw:text-style-name="P2" draw:layer="layout" svg:width="6.2cm" svg:height="2cm" svg:x="7.4cm" svg:y="4.9cm">
          <text:p text:style-name="P1"><text:span text:style-name="T1">Virgin Router</text:span></text:p>
          <text:p text:style-name="P1"><text:span text:style-name="T1">(DHCP Reserv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3cm" svg:height="0.8cm" svg:x="8.9cm" svg:y="6.6cm">
          <text:p text:style-name="P1"><text:span text:style-name="T2">192.168.0.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cm" svg:height="0.8cm" svg:x="7.95cm" svg:y="4.4cm">
          <text:p text:style-name="P1"><text:span text:style-name="T2">Wan IP from Virg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8cm" svg:height="6.4cm" svg:x="1.7cm" svg:y="9.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6cm" svg:height="0.725cm" svg:x="3.4cm" svg:y="15.175cm">
          <draw:text-box>
            <text:p><text:span text:style-name="T3">HYPERBOX</text:span><text:span text:style-name="T1"> (VM host machine)</text:span></text:p>
          </draw:text-box>
        </draw:frame>
        <draw:custom-shape draw:style-name="gr6" draw:text-style-name="P6" draw:layer="layout" svg:width="4.2cm" svg:height="1.8cm" svg:x="2.2cm" svg:y="12.9cm">
          <text:p text:style-name="P1"><text:span text:style-name="T4">VM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2cm" svg:height="1.8cm" svg:x="7.1cm" svg:y="12.9cm">
          <text:p text:style-name="P1"><text:span text:style-name="T4">VM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3.4cm" svg:height="0.8cm" svg:x="2.7cm" svg:y="12.4cm">
          <text:p text:style-name="P1"><text:span text:style-name="T2">192.168.0.21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3.4cm" svg:height="0.8cm" svg:x="7.5cm" svg:y="12.5cm">
          <text:p text:style-name="P1"><text:span text:style-name="T2">192.168.0.21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7cm" svg:height="2.2cm" svg:x="12.8cm" svg:y="9.8cm">
          <text:p text:style-name="P1"><text:span text:style-name="T3"/></text:p>
          <text:p text:style-name="P1"><text:span text:style-name="T3">DESKTOPBOX</text:span></text:p>
          <text:p text:style-name="P1"><text:span text:style-name="T5">(off-host machin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3.4cm" svg:height="0.8cm" svg:x="13.4cm" svg:y="9.4cm">
          <text:p text:style-name="P1"><text:span text:style-name="T2">192.168.0.201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0.55cm" svg:y1="7.4cm" svg:x2="15.1cm" svg:y2="9.4cm" draw:start-shape="id1" draw:start-glue-point="2" draw:end-shape="id2" draw:end-glue-point="0" svg:d="M10550 7400l4550 2000" svg:viewBox="0 0 4551 2001">
          <text:p/>
        </draw:connector>
        <draw:connector draw:style-name="gr9" draw:text-style-name="P8" draw:layer="layout" draw:type="line" svg:x1="10.55cm" svg:y1="7.4cm" svg:x2="7.05cm" svg:y2="9.4cm" draw:start-shape="id1" draw:start-glue-point="2" svg:d="M10550 7400l-3500 2000" svg:viewBox="0 0 3501 2001">
          <text:p/>
        </draw:connector>
        <draw:frame draw:style-name="gr10" draw:text-style-name="P5" draw:layer="layout" svg:width="17.9cm" svg:height="2.621cm" svg:x="1.3cm" svg:y="1.3cm">
          <draw:text-box>
            <text:p><text:span text:style-name="T6">Home Network Topology</text:span></text:p>
            <text:list text:style-name="L1">
              <text:list-item>
                <text:p><text:span text:style-name="T1">All machines are assigned fixed IPs by DHCP reservation on the router.</text:span></text:p>
              </text:list-item>
              <text:list-item>
                <text:p><text:span text:style-name="T1">VMs are connected to an External switch so they can reach the internet and be reached from off-host machines.</text:span></text:p>
              </text:list-item>
              <text:list-item>
                <text:p><text:span text:style-name="T1">All machines can talk to each other as long as they know the IPs, e.g. via /etc/hosts.</text:span></text:p>
              </text:list-item>
            </text:list>
          </draw:text-box>
        </draw:frame>
        <draw:custom-shape draw:style-name="gr11" draw:text-style-name="P2" xml:id="id4" draw:id="id4" draw:layer="layout" svg:width="5.5cm" svg:height="1.6cm" svg:x="3.6cm" svg:y="9.8cm">
          <text:p text:style-name="P1"><text:span text:style-name="T1">External Hyper-V Switch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4.4cm" svg:y1="12.4cm" svg:x2="6.35cm" svg:y2="11.4cm" draw:start-shape="id3" draw:start-glue-point="0" draw:end-shape="id4" draw:end-glue-point="2" svg:d="M4400 12400l1950-1000" svg:viewBox="0 0 1951 1001">
          <text:p/>
        </draw:connector>
        <draw:connector draw:style-name="gr9" draw:text-style-name="P8" draw:layer="layout" draw:type="line" svg:x1="9.2cm" svg:y1="12.5cm" svg:x2="6.35cm" svg:y2="11.4cm" draw:start-shape="id5" draw:start-glue-point="0" draw:end-shape="id4" draw:end-glue-point="2" svg:d="M9200 12500l-2850-1100" svg:viewBox="0 0 2851 1101">
          <text:p/>
        </draw:connector>
        <draw:custom-shape draw:style-name="gr7" draw:text-style-name="P3" draw:layer="layout" svg:width="3.4cm" svg:height="0.8cm" svg:x="4.7cm" svg:y="9.4cm">
          <text:p text:style-name="P1"><text:span text:style-name="T2">192.168.0.200</text:span></text:p>
          <draw:enhanced-geometry svg:viewBox="0 0 21600 21600" draw:type="rectangle" draw:enhanced-path="M 0 0 L 21600 0 21600 21600 0 21600 0 0 Z N"/>
        </draw:custom-shape>
      </draw:page>
      <draw:page draw:name="topology_work_simple" draw:style-name="dp1" draw:master-page-name="Default">
        <draw:custom-shape draw:style-name="gr1" draw:text-style-name="P2" draw:layer="layout" svg:width="6.2cm" svg:height="2cm" svg:x="7.4cm" svg:y="4.7cm">
          <text:p text:style-name="P1"><text:span text:style-name="T1">Corporate DHCP</text:span></text:p>
          <text:p text:style-name="P1"><text:span text:style-name="T1">(No Reservation Possibl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3cm" svg:height="0.8cm" svg:x="8.9cm" svg:y="6.4cm">
          <text:p text:style-name="P1"><text:span text:style-name="T2">192.168.??.??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9.6cm" svg:height="9.8cm" svg:x="1.7cm" svg:y="9.6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7.9cm" svg:height="1.199cm" svg:x="2.9cm" svg:y="18.3cm">
          <draw:text-box>
            <text:p><text:span text:style-name="T3">MYLAPTOP</text:span><text:span text:style-name="T1"> (running Virtual Box)</text:span></text:p>
          </draw:text-box>
        </draw:frame>
        <draw:custom-shape draw:style-name="gr14" draw:text-style-name="P6" draw:layer="layout" svg:width="9cm" svg:height="1.8cm" svg:x="2.1cm" svg:y="16.1cm">
          <text:p text:style-name="P1"><text:span text:style-name="T4">VM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3.4cm" svg:height="0.8cm" svg:x="2.6cm" svg:y="15.6cm">
          <text:p text:style-name="P1"><text:span text:style-name="T2">192.168.??.??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1" draw:id="id11" draw:layer="layout" svg:width="3.4cm" svg:height="0.8cm" svg:x="7.5cm" svg:y="15.6cm">
          <text:p text:style-name="P1"><text:span text:style-name="T2">192.168.56.10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7cm" svg:height="2.2cm" svg:x="12.8cm" svg:y="9.6cm">
          <text:p text:style-name="P1"><text:span text:style-name="T3"/></text:p>
          <text:p text:style-name="P1"><text:span text:style-name="T3">OTHERPEOPLE</text:span></text:p>
          <text:p text:style-name="P1"><text:span text:style-name="T5">(off-host machin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3.4cm" svg:height="0.8cm" svg:x="13.4cm" svg:y="9.2cm">
          <text:p text:style-name="P1"><text:span text:style-name="T2">192.168.??.??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0.55cm" svg:y1="7.2cm" svg:x2="15.1cm" svg:y2="9.2cm" draw:start-shape="id6" draw:start-glue-point="2" draw:end-shape="id7" draw:end-glue-point="0" svg:d="M10550 7200l4550 2000" svg:viewBox="0 0 4551 2001">
          <text:p/>
        </draw:connector>
        <draw:connector draw:style-name="gr9" draw:text-style-name="P8" draw:layer="layout" draw:type="line" svg:x1="10.55cm" svg:y1="7.2cm" svg:x2="7.05cm" svg:y2="9.2cm" draw:start-shape="id6" draw:start-glue-point="2" svg:d="M10550 7200l-3500 2000" svg:viewBox="0 0 3501 2001">
          <text:p/>
        </draw:connector>
        <draw:frame draw:style-name="gr15" draw:text-style-name="P5" draw:layer="layout" svg:width="17.9cm" svg:height="3.3cm" svg:x="1.3cm" svg:y="1.3cm">
          <draw:text-box>
            <text:p><text:span text:style-name="T6">Work Network Topology</text:span></text:p>
            <text:list text:style-name="L1">
              <text:list-item>
                <text:p><text:span text:style-name="T1">It is not possible to use DHCP to reserve IPs for the VMs on my laptop.</text:span></text:p>
              </text:list-item>
              <text:list-item>
                <text:p><text:span text:style-name="T1">VMs are connected to a NAT adapter so they can reach the internet.</text:span></text:p>
              </text:list-item>
              <text:list-item>
                <text:p><text:span text:style-name="T1">By creating a Host-Only adapter, I can assign a static IP from another private range.</text:span></text:p>
              </text:list-item>
              <text:list-item>
                <text:p><text:span text:style-name="T1">Then edit /etc/hosts on MYLAPTOP to add a line for VM1. You can now access VM1 at a known IP from MYLAPTOP.</text:span></text:p>
              </text:list-item>
            </text:list>
          </draw:text-box>
        </draw:frame>
        <draw:custom-shape draw:style-name="gr16" draw:text-style-name="P2" xml:id="id9" draw:id="id9" draw:layer="layout" svg:width="4.8cm" svg:height="1.6cm" svg:x="1.7cm" svg:y="9.6cm">
          <text:p text:style-name="P1"><text:span text:style-name="T1">NAT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4.3cm" svg:y1="15.6cm" svg:x2="4.1cm" svg:y2="11.2cm" draw:start-shape="id8" draw:start-glue-point="0" draw:end-shape="id9" draw:end-glue-point="2" svg:d="M4300 15600l-200-4400" svg:viewBox="0 0 201 4401">
          <text:p/>
        </draw:connector>
        <draw:custom-shape draw:style-name="gr7" draw:text-style-name="P3" draw:layer="layout" svg:width="3.4cm" svg:height="0.8cm" svg:x="2.7cm" svg:y="9.2cm">
          <text:p text:style-name="P1"><text:span text:style-name="T2">192.168.??.??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8.6cm" svg:y1="13.3cm" svg:x2="9.2cm" svg:y2="15.6cm" draw:start-shape="id10" draw:start-glue-point="2" draw:end-shape="id11" draw:end-glue-point="0" svg:d="M8600 13300l600 2300" svg:viewBox="0 0 601 2301">
          <text:p/>
        </draw:connector>
        <draw:custom-shape draw:style-name="gr16" draw:text-style-name="P2" xml:id="id10" draw:id="id10" draw:layer="layout" svg:width="4.8cm" svg:height="1.6cm" svg:x="6.2cm" svg:y="11.7cm">
          <text:p text:style-name="P1"><text:span text:style-name="T1">Host-Only</text:span></text:p>
          <draw:enhanced-geometry svg:viewBox="0 0 21600 21600" draw:type="rectangle" draw:enhanced-path="M 0 0 L 21600 0 21600 21600 0 21600 0 0 Z N"/>
        </draw:custom-shape>
      </draw:page>
      <draw:page draw:name="topology_home_dd_wrt1" draw:style-name="dp1" draw:master-page-name="Default">
        <draw:custom-shape draw:style-name="gr1" draw:text-style-name="P2" draw:layer="layout" svg:width="6.2cm" svg:height="2cm" svg:x="7.4cm" svg:y="5.2cm">
          <text:p text:style-name="P1"><text:span text:style-name="T1">DD-WRT Router</text:span></text:p>
          <text:p text:style-name="P1"><text:span text:style-name="T1">(DHCP Reservation &amp; DN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3cm" svg:height="0.8cm" svg:x="8.9cm" svg:y="6.9cm">
          <text:p text:style-name="P1"><text:span text:style-name="T2">192.168.0.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cm" svg:height="0.8cm" svg:x="7.95cm" svg:y="4.7cm">
          <text:p text:style-name="P1"><text:span text:style-name="T2">Wan IP from Virg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8cm" svg:height="6.4cm" svg:x="1.7cm" svg:y="10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6cm" svg:height="0.725cm" svg:x="3.4cm" svg:y="15.475cm">
          <draw:text-box>
            <text:p><text:span text:style-name="T3">HYPERBOX</text:span><text:span text:style-name="T1"> (VM host machine)</text:span></text:p>
          </draw:text-box>
        </draw:frame>
        <draw:custom-shape draw:style-name="gr6" draw:text-style-name="P6" draw:layer="layout" svg:width="4.2cm" svg:height="1.8cm" svg:x="2.2cm" svg:y="13.2cm">
          <text:p text:style-name="P1"><text:span text:style-name="T4">VM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2cm" svg:height="1.8cm" svg:x="7.1cm" svg:y="13.2cm">
          <text:p text:style-name="P1"><text:span text:style-name="T4">VM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4" draw:id="id14" draw:layer="layout" svg:width="3.4cm" svg:height="0.8cm" svg:x="2.7cm" svg:y="12.7cm">
          <text:p text:style-name="P1"><text:span text:style-name="T2">192.168.0.21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6" draw:id="id16" draw:layer="layout" svg:width="3.4cm" svg:height="0.8cm" svg:x="7.5cm" svg:y="12.8cm">
          <text:p text:style-name="P1"><text:span text:style-name="T2">192.168.0.21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7cm" svg:height="2.2cm" svg:x="12.8cm" svg:y="10.1cm">
          <text:p text:style-name="P1"><text:span text:style-name="T3"/></text:p>
          <text:p text:style-name="P1"><text:span text:style-name="T3">DESKTOPBOX</text:span></text:p>
          <text:p text:style-name="P1"><text:span text:style-name="T5">(off-host machin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13" draw:id="id13" draw:layer="layout" svg:width="3.4cm" svg:height="0.8cm" svg:x="13.4cm" svg:y="9.7cm">
          <text:p text:style-name="P1"><text:span text:style-name="T2">192.168.0.201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0.55cm" svg:y1="7.7cm" svg:x2="15.1cm" svg:y2="9.7cm" draw:start-shape="id12" draw:start-glue-point="2" draw:end-shape="id13" draw:end-glue-point="0" svg:d="M10550 7700l4550 2000" svg:viewBox="0 0 4551 2001">
          <text:p/>
        </draw:connector>
        <draw:connector draw:style-name="gr9" draw:text-style-name="P8" draw:layer="layout" draw:type="line" svg:x1="10.55cm" svg:y1="7.7cm" svg:x2="7.05cm" svg:y2="9.7cm" draw:start-shape="id12" draw:start-glue-point="2" svg:d="M10550 7700l-3500 2000" svg:viewBox="0 0 3501 2001">
          <text:p/>
        </draw:connector>
        <draw:frame draw:style-name="gr17" draw:text-style-name="P5" draw:layer="layout" svg:width="17.9cm" svg:height="3.095cm" svg:x="1.3cm" svg:y="1.3cm">
          <draw:text-box>
            <text:p><text:span text:style-name="T6">Home Network Topology – first DD-WRT method</text:span></text:p>
            <text:list text:style-name="L1">
              <text:list-item>
                <text:p><text:span text:style-name="T1">All machines are assigned fixed IPs by DHCP reservation on the router.</text:span></text:p>
              </text:list-item>
              <text:list-item>
                <text:p><text:span text:style-name="T1">VMs are connected to an External switch so they can reach the internet and be reached from off-host machines.</text:span></text:p>
              </text:list-item>
              <text:list-item>
                <text:p><text:span text:style-name="T1">All machines can talk to each other automatically because they use the router for DNS. There is no need to edit /etc/hosts.</text:span></text:p>
              </text:list-item>
            </text:list>
          </draw:text-box>
        </draw:frame>
        <draw:custom-shape draw:style-name="gr11" draw:text-style-name="P2" xml:id="id15" draw:id="id15" draw:layer="layout" svg:width="5.5cm" svg:height="1.6cm" svg:x="3.6cm" svg:y="10.1cm">
          <text:p text:style-name="P1"><text:span text:style-name="T1">External Hyper-V Switch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4.4cm" svg:y1="12.7cm" svg:x2="6.35cm" svg:y2="11.7cm" draw:start-shape="id14" draw:start-glue-point="0" draw:end-shape="id15" draw:end-glue-point="2" svg:d="M4400 12700l1950-1000" svg:viewBox="0 0 1951 1001">
          <text:p/>
        </draw:connector>
        <draw:connector draw:style-name="gr9" draw:text-style-name="P8" draw:layer="layout" draw:type="line" svg:x1="9.2cm" svg:y1="12.8cm" svg:x2="6.35cm" svg:y2="11.7cm" draw:start-shape="id16" draw:start-glue-point="0" draw:end-shape="id15" draw:end-glue-point="2" svg:d="M9200 12800l-2850-1100" svg:viewBox="0 0 2851 1101">
          <text:p/>
        </draw:connector>
        <draw:custom-shape draw:style-name="gr7" draw:text-style-name="P3" draw:layer="layout" svg:width="3.4cm" svg:height="0.8cm" svg:x="4.7cm" svg:y="9.7cm">
          <text:p text:style-name="P1"><text:span text:style-name="T2">192.168.0.200</text:span></text:p>
          <draw:enhanced-geometry svg:viewBox="0 0 21600 21600" draw:type="rectangle" draw:enhanced-path="M 0 0 L 21600 0 21600 21600 0 21600 0 0 Z N"/>
        </draw:custom-shape>
      </draw:page>
      <draw:page draw:name="topology_home_dd_wrt2" draw:style-name="dp1" draw:master-page-name="Default">
        <draw:custom-shape draw:style-name="gr1" draw:text-style-name="P2" draw:layer="layout" svg:width="6.2cm" svg:height="2cm" svg:x="7.4cm" svg:y="5.2cm">
          <text:p text:style-name="P1"><text:span text:style-name="T1">Virgin Router</text:span></text:p>
          <text:p text:style-name="P1"><text:span text:style-name="T1">(modem mod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3.3cm" svg:height="0.8cm" svg:x="8.9cm" svg:y="6.9cm">
          <text:p text:style-name="P1"><text:span text:style-name="T2">192.168.0.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cm" svg:height="0.8cm" svg:x="7.95cm" svg:y="4.7cm">
          <text:p text:style-name="P1"><text:span text:style-name="T2">Wan IP from Virgi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8cm" svg:height="6.4cm" svg:x="1.6cm" svg:y="14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6cm" svg:height="0.725cm" svg:x="3.3cm" svg:y="19.475cm">
          <draw:text-box>
            <text:p><text:span text:style-name="T3">HYPERBOX</text:span><text:span text:style-name="T1"> (VM host machine)</text:span></text:p>
          </draw:text-box>
        </draw:frame>
        <draw:custom-shape draw:style-name="gr6" draw:text-style-name="P6" draw:layer="layout" svg:width="4.2cm" svg:height="1.8cm" svg:x="2.1cm" svg:y="17.2cm">
          <text:p text:style-name="P1"><text:span text:style-name="T4">VM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2cm" svg:height="1.8cm" svg:x="7cm" svg:y="17.2cm">
          <text:p text:style-name="P1"><text:span text:style-name="T4">VM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7" draw:id="id17" draw:layer="layout" svg:width="3.4cm" svg:height="0.8cm" svg:x="2.6cm" svg:y="16.7cm">
          <text:p text:style-name="P1"><text:span text:style-name="T2">192.168.0.21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9" draw:id="id19" draw:layer="layout" svg:width="3.4cm" svg:height="0.8cm" svg:x="7.4cm" svg:y="16.8cm">
          <text:p text:style-name="P1"><text:span text:style-name="T2">192.168.0.211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7cm" svg:height="2.2cm" svg:x="12.7cm" svg:y="14.1cm">
          <text:p text:style-name="P1"><text:span text:style-name="T3"/></text:p>
          <text:p text:style-name="P1"><text:span text:style-name="T3">DESKTOPBOX</text:span></text:p>
          <text:p text:style-name="P1"><text:span text:style-name="T5">(off-host machin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24" draw:id="id24" draw:layer="layout" svg:width="3.4cm" svg:height="0.8cm" svg:x="13.3cm" svg:y="13.7cm">
          <text:p text:style-name="P1"><text:span text:style-name="T2">192.168.0.201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7.9cm" svg:height="2.621cm" svg:x="1.3cm" svg:y="1.3cm">
          <draw:text-box>
            <text:p><text:span text:style-name="T6">Home Network Topology – second DD-WRT method</text:span></text:p>
            <text:list text:style-name="L1">
              <text:list-item>
                <text:p><text:span text:style-name="T1">Basically the same as the first DD-WRT method, except we use a different physical router to host DD-WRT. The routers should be assigned static IPs.</text:span></text:p>
              </text:list-item>
              <text:list-item>
                <text:p><text:span text:style-name="T1">The box shown as “DD-WRT Router” could be a physical PC instead, as long as it has at least two network cards.</text:span></text:p>
              </text:list-item>
            </text:list>
          </draw:text-box>
        </draw:frame>
        <draw:custom-shape draw:style-name="gr11" draw:text-style-name="P2" xml:id="id18" draw:id="id18" draw:layer="layout" svg:width="5.5cm" svg:height="1.6cm" svg:x="3.5cm" svg:y="14.1cm">
          <text:p text:style-name="P1"><text:span text:style-name="T1">External Hyper-V Switch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4.3cm" svg:y1="16.7cm" svg:x2="6.25cm" svg:y2="15.7cm" draw:start-shape="id17" draw:start-glue-point="0" draw:end-shape="id18" draw:end-glue-point="2" svg:d="M4300 16700l1950-1000" svg:viewBox="0 0 1951 1001">
          <text:p/>
        </draw:connector>
        <draw:connector draw:style-name="gr9" draw:text-style-name="P8" draw:layer="layout" draw:type="line" svg:x1="9.1cm" svg:y1="16.8cm" svg:x2="6.25cm" svg:y2="15.7cm" draw:start-shape="id19" draw:start-glue-point="0" draw:end-shape="id18" draw:end-glue-point="2" svg:d="M9100 16800l-2850-1100" svg:viewBox="0 0 2851 1101">
          <text:p/>
        </draw:connector>
        <draw:custom-shape draw:style-name="gr7" draw:text-style-name="P3" xml:id="id23" draw:id="id23" draw:layer="layout" svg:width="3.4cm" svg:height="0.8cm" svg:x="4.6cm" svg:y="13.7cm">
          <text:p text:style-name="P1"><text:span text:style-name="T2">192.168.0.2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cm" svg:height="2cm" svg:x="7.4cm" svg:y="9.4cm">
          <text:p text:style-name="P1"><text:span text:style-name="T1">DD-WRT Router</text:span></text:p>
          <text:p text:style-name="P1"><text:span text:style-name="T1">(DHCP Reservation &amp; DN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3.3cm" svg:height="0.8cm" svg:x="9cm" svg:y="11.1cm">
          <text:p text:style-name="P1"><text:span text:style-name="T2">192.168.0.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" draw:id="id21" draw:layer="layout" svg:width="3.3cm" svg:height="0.8cm" svg:x="8.9cm" svg:y="9cm">
          <text:p text:style-name="P1"><text:span text:style-name="T2">192.168.0.2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0.55cm" svg:y1="7.7cm" svg:x2="10.55cm" svg:y2="9cm" draw:start-shape="id20" draw:start-glue-point="2" draw:end-shape="id21" draw:end-glue-point="0" svg:d="M10550 7700v1300" svg:viewBox="0 0 1 1301">
          <text:p/>
        </draw:connector>
        <draw:connector draw:style-name="gr9" draw:text-style-name="P8" draw:layer="layout" draw:type="line" svg:x1="10.65cm" svg:y1="11.9cm" svg:x2="6.3cm" svg:y2="13.7cm" draw:start-shape="id22" draw:start-glue-point="2" draw:end-shape="id23" draw:end-glue-point="0" svg:d="M10650 11900l-4350 1800" svg:viewBox="0 0 4351 1801">
          <text:p/>
        </draw:connector>
        <draw:connector draw:style-name="gr9" draw:text-style-name="P8" draw:layer="layout" draw:type="line" svg:x1="10.65cm" svg:y1="11.9cm" svg:x2="15cm" svg:y2="13.7cm" draw:start-shape="id22" draw:start-glue-point="2" draw:end-shape="id24" draw:end-glue-point="0" svg:d="M10650 11900l4350 1800" svg:viewBox="0 0 4351 1801">
          <text:p/>
        </draw:connector>
      </draw:page>
      <draw:page draw:name="topology_home_software_firewall" draw:style-name="dp1" draw:master-page-name="Default">
        <draw:custom-shape draw:style-name="gr1" draw:text-style-name="P2" draw:layer="layout" svg:width="6.2cm" svg:height="2cm" svg:x="7.7cm" svg:y="6.8cm">
          <text:p text:style-name="P1"><text:span text:style-name="T1">Virgin Router</text:span></text:p>
          <text:p text:style-name="P1"><text:span text:style-name="T1">(DHCP reserv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" draw:id="id25" draw:layer="layout" svg:width="3.3cm" svg:height="0.8cm" svg:x="9.2cm" svg:y="8.5cm">
          <text:p text:style-name="P1"><text:span text:style-name="T2">192.168.0.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cm" svg:height="0.8cm" svg:x="8.25cm" svg:y="6.3cm">
          <text:p text:style-name="P1"><text:span text:style-name="T2">Wan IP from Virgin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9.8cm" svg:height="12.5cm" svg:x="1.7cm" svg:y="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31" draw:id="id31" draw:layer="layout" svg:width="5.5cm" svg:height="2cm" svg:x="3.6cm" svg:y="18cm">
          <text:p text:style-name="P1"><text:span text:style-name="T1">Internal Hyper-V Switch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6cm" svg:height="0.725cm" svg:x="3.2cm" svg:y="23.475cm">
          <draw:text-box>
            <text:p><text:span text:style-name="T3">HYPERBOX</text:span><text:span text:style-name="T1"> (VM host machine)</text:span></text:p>
          </draw:text-box>
        </draw:frame>
        <draw:custom-shape draw:style-name="gr6" draw:text-style-name="P6" draw:layer="layout" svg:width="4.2cm" svg:height="1.8cm" svg:x="2cm" svg:y="21.2cm">
          <text:p text:style-name="P1"><text:span text:style-name="T4">VM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2cm" svg:height="1.8cm" svg:x="6.9cm" svg:y="21.2cm">
          <text:p text:style-name="P1"><text:span text:style-name="T4">VM2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2" draw:id="id32" draw:layer="layout" svg:width="3.4cm" svg:height="0.8cm" svg:x="2.5cm" svg:y="20.7cm">
          <text:p text:style-name="P1"><text:span text:style-name="T2">10.0.0.2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3" draw:id="id33" draw:layer="layout" svg:width="3.4cm" svg:height="0.8cm" svg:x="7.3cm" svg:y="20.8cm">
          <text:p text:style-name="P1"><text:span text:style-name="T2">10.0.0.3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7cm" svg:height="2.2cm" svg:x="12.8cm" svg:y="12cm">
          <text:p text:style-name="P1"><text:span text:style-name="T3"/></text:p>
          <text:p text:style-name="P1"><text:span text:style-name="T3">DESKTOPBOX</text:span></text:p>
          <text:p text:style-name="P1"><text:span text:style-name="T5">(off-host machine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xml:id="id27" draw:id="id27" draw:layer="layout" svg:width="3.4cm" svg:height="0.8cm" svg:x="13.4cm" svg:y="11.6cm">
          <text:p text:style-name="P1"><text:span text:style-name="T2">192.168.0.201</text:span></text:p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7.9cm" svg:height="4.517cm" svg:x="1.3cm" svg:y="1.3cm">
          <draw:text-box>
            <text:p><text:span text:style-name="T6">Home Network Topology – software firewall method</text:span></text:p>
            <text:list text:style-name="L1">
              <text:list-item>
                <text:p><text:span text:style-name="T1">Create a VM-UNTANGLE with two NICs. Attach one (“the RED network”) to the External Hyper-V switch and the other to the Internal Hyper-V switch.</text:span></text:p>
              </text:list-item>
              <text:list-item>
                <text:p><text:span text:style-name="T1">Arrange for the VM-UNTANGLE to configure its external interface via DHCP from the router (so that it gets a reserved IP). Give its internal interface a fixed IP.</text:span></text:p>
              </text:list-item>
              <text:list-item>
                <text:p><text:span text:style-name="T1">Setup VM-UNTANGLE to provide DHCP and DNS on its internal interface. Here it is shown serving IPs on a different reserved range, in yellow. </text:span></text:p>
              </text:list-item>
              <text:list-item>
                <text:p><text:span text:style-name="T1">DESKTOPBOX will not be able to see VM1 and VM2 unless port-forwarding is setup on VM-UNTANGLE.</text:span></text:p>
              </text:list-item>
            </text:list>
          </draw:text-box>
        </draw:frame>
        <draw:custom-shape draw:style-name="gr11" draw:text-style-name="P2" xml:id="id29" draw:id="id29" draw:layer="layout" svg:width="5.5cm" svg:height="1.6cm" svg:x="3.6cm" svg:y="12cm">
          <text:p text:style-name="P1"><text:span text:style-name="T1">External Hyper-V Switch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10.85cm" svg:y1="9.3cm" svg:x2="6.4cm" svg:y2="11.6cm" draw:start-shape="id25" draw:start-glue-point="2" draw:end-shape="id26" draw:end-glue-point="0" svg:d="M10850 9300l-4450 2300" svg:viewBox="0 0 4451 2301">
          <text:p/>
        </draw:connector>
        <draw:connector draw:style-name="gr9" draw:text-style-name="P8" draw:layer="layout" draw:type="line" svg:x1="10.85cm" svg:y1="9.3cm" svg:x2="15.1cm" svg:y2="11.6cm" draw:start-shape="id25" draw:start-glue-point="2" draw:end-shape="id27" draw:end-glue-point="0" svg:d="M10850 9300l4250 2300" svg:viewBox="0 0 4251 2301">
          <text:p/>
        </draw:connector>
        <draw:custom-shape draw:style-name="gr6" draw:text-style-name="P6" draw:layer="layout" svg:width="4.2cm" svg:height="1.8cm" svg:x="4.2cm" svg:y="14.9cm">
          <text:p text:style-name="P1"><text:span text:style-name="T4">VM-UNTANGLE</text:span></text:p>
          <text:p text:style-name="P1"><text:span text:style-name="T4">(DHCP and DN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6" draw:id="id26" draw:layer="layout" svg:width="3.4cm" svg:height="0.8cm" svg:x="4.7cm" svg:y="11.6cm">
          <text:p text:style-name="P1"><text:span text:style-name="T2">192.168.0.2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0" draw:id="id30" draw:layer="layout" svg:width="3.4cm" svg:height="0.8cm" svg:x="4.6cm" svg:y="16.4cm">
          <text:p text:style-name="P1"><text:span text:style-name="T2">10.0.0.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8" draw:id="id28" draw:layer="layout" svg:width="3.4cm" svg:height="0.8cm" svg:x="4.7cm" svg:y="14.4cm">
          <text:p text:style-name="P1"><text:span text:style-name="T2">192.168.0.210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6.4cm" svg:y1="14.4cm" svg:x2="6.35cm" svg:y2="13.6cm" draw:start-shape="id28" draw:start-glue-point="0" draw:end-shape="id29" draw:end-glue-point="2" svg:d="M6400 14400l-50-800" svg:viewBox="0 0 51 801">
          <text:p/>
        </draw:connector>
        <draw:connector draw:style-name="gr9" draw:text-style-name="P8" draw:layer="layout" draw:type="line" svg:x1="6.3cm" svg:y1="17.2cm" svg:x2="6.35cm" svg:y2="18cm" draw:start-shape="id30" draw:start-glue-point="2" draw:end-shape="id31" draw:end-glue-point="0" svg:d="M6300 17200l50 800" svg:viewBox="0 0 51 801">
          <text:p/>
        </draw:connector>
        <draw:connector draw:style-name="gr9" draw:text-style-name="P8" draw:layer="layout" draw:type="line" svg:x1="4.2cm" svg:y1="20.7cm" svg:x2="6.35cm" svg:y2="20cm" draw:start-shape="id32" draw:start-glue-point="0" draw:end-shape="id31" draw:end-glue-point="2" svg:d="M4200 20700l2150-700" svg:viewBox="0 0 2151 701">
          <text:p/>
        </draw:connector>
        <draw:connector draw:style-name="gr9" draw:text-style-name="P8" draw:layer="layout" draw:type="line" svg:x1="6.35cm" svg:y1="20cm" svg:x2="9cm" svg:y2="20.8cm" draw:start-shape="id31" draw:start-glue-point="2" draw:end-shape="id33" draw:end-glue-point="0" svg:d="M6350 20000l2650 800" svg:viewBox="0 0 265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7T11:40:15.503000000</meta:creation-date>
    <dc:date>2016-07-28T22:41:47.517000000</dc:date>
    <meta:editing-duration>PT5H36M21S</meta:editing-duration>
    <meta:editing-cycles>21</meta:editing-cycles>
    <meta:generator>LibreOffice/5.1.4.2$Windows_X86_64 LibreOffice_project/f99d75f39f1c57ebdd7ffc5f42867c12031db97a</meta:generator>
    <meta:document-statistic meta:object-count="99"/>
  </office:meta>
</office:document-meta>
</file>